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gr2" style:family="graphic">
      <style:graphic-properties draw:fill="solid" draw:fill-color="#0000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3.685045754000000pt"/>
    </style:style>
    <style:style style:name="gr3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9.91058567392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1222259999950pt" fo:page-width="595.276621799999930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layer0"/>
          <draw:layer draw:name="layer1"/>
        </draw:layer-set>
        <draw:g draw:style-name="gr1" xml:id="shape-1" draw:id="shape-1" draw:name="id2" svg:y="0.00000000000pt">
          <draw:g draw:style-name="gr1" xml:id="shape-2" draw:id="shape-2" draw:name="bg-id2" svg:y="0.00000000000pt">
            <draw:glue-point draw:id="4" svg:x="0.50000000000pt" svg:y="0.50000000000pt" draw:align="center"/>
          </draw:g>
          <draw:g draw:style-name="gr1" xml:id="shape-3" draw:id="shape-3" draw:name="bo-id2" svg:y="0.00000000000pt">
            <draw:glue-point draw:id="4" svg:x="0.50000000000pt" svg:y="0.50000000000pt" draw:align="center"/>
          </draw:g>
          <draw:glue-point draw:id="4" svg:x="0.50000000000pt" svg:y="0.50000000000pt" draw:align="center"/>
        </draw:g>
        <draw:custom-shape draw:style-name="gr2" xml:id="shape-4" draw:id="shape-4" draw:layer="layer0" svg:x="13.80267890713pt" svg:y="66.41021001221pt" svg:width="52.20833816425pt" svg:height="99.10442917212pt">
          <draw:enhanced-geometry svg:viewBox="0 0 100 100" draw:modifiers="35 60" draw:enhanced-path="M$0 $1 L0 $1 ?HalfWidth height width $1 ?RightCorner $1 ?RightCorner 0 $0 0 Z">
            <draw:equation draw:name="HalfWidth" draw:formula="0.5 * width"/>
            <draw:equation draw:name="RightCorner" draw:formula="width - $0"/>
            <draw:handle draw:handle-position="$0 $1" draw:handle-range-x-minimum="48" draw:handle-range-x-maximum="?HalfWidth" draw:handle-range-y-minimum="48" draw:handle-range-y-maximum="height"/>
          </draw:enhanced-geometry>
          <draw:glue-point draw:id="4" svg:x="0.50000000000pt" svg:y="0.50000000000pt" draw:align="center"/>
        </draw:custom-shape>
        <draw:path draw:style-name="gr3" xml:id="shape-5" draw:id="shape-5" draw:layer="layer0" svg:width="94.57412077295pt" svg:height="0.64895970696pt" svg:x="40.22609661836pt" svg:y="69.87132844933pt" svg:viewBox="0 0 95 1" svg:d="M0 0C31.5247 0.21632 63.0494 0.43264 94.5741 0.64896" calligra:nodeTypes="cc">
          <draw:glue-point draw:id="4" svg:x="0.50000000000pt" svg:y="0.50000000000pt" draw:align="center"/>
        </draw:path>
        <draw:custom-shape draw:style-name="gr2" xml:id="shape-6" draw:id="shape-6" draw:layer="layer0" svg:x="108.80267890713pt" svg:y="66.41021001221pt" svg:width="52.20833816425pt" svg:height="99.10442917212pt">
          <draw:enhanced-geometry svg:viewBox="0 0 100 100" draw:modifiers="35 60" draw:enhanced-path="M$0 $1 L0 $1 ?HalfWidth height width $1 ?RightCorner $1 ?RightCorner 0 $0 0 Z">
            <draw:equation draw:name="HalfWidth" draw:formula="0.5 * width"/>
            <draw:equation draw:name="RightCorner" draw:formula="width - $0"/>
            <draw:handle draw:handle-position="$0 $1" draw:handle-range-x-minimum="48" draw:handle-range-x-maximum="?HalfWidth" draw:handle-range-y-minimum="48" draw:handle-range-y-maximum="height"/>
          </draw:enhanced-geometry>
          <draw:glue-point draw:id="4" svg:x="0.50000000000pt" svg:y="0.50000000000pt" draw:align="center"/>
        </draw:custom-shape>
        <draw:custom-shape draw:style-name="gr2" xml:id="shape-7" draw:id="shape-7" draw:layer="layer0" svg:x="13.80267890713pt" svg:y="66.41021001221pt" svg:width="52.20833816425pt" svg:height="99.10442917212pt">
          <draw:enhanced-geometry svg:viewBox="0 0 100 100" draw:modifiers="35 60" draw:enhanced-path="M$0 $1 L0 $1 ?HalfWidth height width $1 ?RightCorner $1 ?RightCorner 0 $0 0 Z">
            <draw:equation draw:name="HalfWidth" draw:formula="0.5 * width"/>
            <draw:equation draw:name="RightCorner" draw:formula="width - $0"/>
            <draw:handle draw:handle-position="$0 $1" draw:handle-range-x-minimum="48" draw:handle-range-x-maximum="?HalfWidth" draw:handle-range-y-minimum="48" draw:handle-range-y-maximum="height"/>
          </draw:enhanced-geometry>
          <draw:glue-point draw:id="4" svg:x="0.50000000000pt" svg:y="0.50000000000pt" draw:align="center"/>
        </draw:custom-shape>
        <draw:path draw:style-name="gr3" xml:id="shape-8" draw:id="shape-8" draw:layer="layer0" svg:width="0.21396859903pt" svg:height="52.78557778623pt" draw:transform="matrix(-1.00000000000 0.00000000000 0.00000000000 1.00000000000 88.68998429952pt 16.22399267399pt)" svg:viewBox="0 0 0 53" svg:d="M0 0C0.0713229 17.5952 0.142646 35.1904 0.213969 52.7856" calligra:nodeTypes="cc">
          <draw:glue-point draw:id="4" svg:x="0.50000000000pt" svg:y="0.50000000000pt" draw:align="center"/>
        </draw:path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bekannt</meta:initial-creator>
    <meta:editing-cycles>1</meta:editing-cycles>
    <dc:date>2018-02-16T12:46:58</dc:date>
    <meta:creation-date>2018-02-16T12:34:02</meta:creation-date>
    <dc:creator>Michael Brinkmeier</dc:creator>
    <meta:user-defined meta:name="email">michael.brinkmeier@uni-osnabrueck.de</meta:user-defined>
  </office:meta>
</office:document-meta>
</file>